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、“ユリネクス”だね。　魔界の植物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魔界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魔界の植物が、こんなところ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山、ダジェルバージの連中が出入りしてる
から、きっと種が服にくっついて運ばれて来た
とかじゃない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種あるある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もいいけど、毒とか持ってないなら
力ずくで引きちぎって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毒、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ると言えばあるけど、無いと言えば無い
・・・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難しいゾー？　どっちな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適当にごまかして、このまま拘束させておく
つもり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せ毒なんて無いんでしょ！　だったら
こんなツ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！　刺激を与えるとやばい・・・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！</text:p>
          </table:table-cell>
          <table:table-cell table:style-name="ce0" office:value-type="string">
            <text:p>Map326</text:p>
          </table:table-cell>
          <table:table-cell table:style-name="ce0"/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げほっ！　けほけ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！？　花粉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ほっ！　うええ、思いっきり吸いこんじゃ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けほ・・・っ、だ、だから刺激を与えちゃ
駄目だって言っ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くれるんだよ・・・僕も吸っ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マズいですわね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何ですか！？　この花粉、そんなに
有害な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ユリネクスはね、アンモニアを主な栄養分
として成長する植物な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ぁ、もうだいたい嫌な予感100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察しの通り。　近くを通りかかった動物を
捕えて、即効性の利尿粉を吸わせて尿を
出させるわ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のは早く言ってよ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量に吸いこんじゃったじゃない！！！
あ、あたしどうしたらい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ダメージを受ける類の毒とかじゃないから、
慌てなくて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まま粗相して、ユリネクスを満足させれば
解放されますわよ！　んふ！　んふふふ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だけ危険回避したヤツが、何か言ってる
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青カラット改め、逃げカラットって呼ぼ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、逃げたんじゃありませんわ！！！
反射神経が優れてるだけですの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ここでリベンジマッチといきます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姉さん・・・その・・・僕、下山したいんだけど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そう、ですわね。　分かりま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熾天少女のみなさま、せいぜい死神の
餌食にならぬよう、お気を付けあそばせ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ぎけんよ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